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28cm" fo:min-width="1.424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1.024cm" fo:min-width="1.026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25cm" svg:stroke-color="#000000" draw:marker-start-width="0.229cm" draw:marker-end="Arrow" draw:marker-end-width="0.229cm" draw:fill="solid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fo:min-height="1.183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742cm" fo:min-width="0.746cm" fo:padding-top="0.137cm" fo:padding-bottom="0.137cm" fo:padding-left="0.262cm" fo:padding-right="0.262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1.608cm" fo:min-width="1.496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draw:fill="none" fo:min-height="1.577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="none" draw:fill-color="#eeeeee" draw:textarea-horizontal-align="justify" draw:textarea-vertical-align="middle" draw:auto-grow-height="false" fo:min-height="4.91cm" fo:min-width="9.61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06cm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fill-color="#eeeeee" draw:textarea-horizontal-align="justify" draw:textarea-vertical-align="middle" draw:auto-grow-height="false" fo:min-height="4.102cm" fo:min-width="3.525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2.997cm" fo:min-width="1.633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636cm" fo:min-width="1.402cm" fo:padding-top="0.137cm" fo:padding-bottom="0.137cm" fo:padding-left="0.262cm" fo:padding-right="0.262cm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842cm" fo:min-width="2.328cm" fo:padding-top="0.137cm" fo:padding-bottom="0.137cm" fo:padding-left="0.262cm" fo:padding-right="0.262cm"/>
      <style:paragraph-properties style:writing-mode="lr-tb"/>
    </style:style>
    <style:style style:name="gr15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1.044cm" fo:min-width="2.328cm" fo:padding-top="0.137cm" fo:padding-bottom="0.137cm" fo:padding-left="0.262cm" fo:padding-right="0.262cm"/>
      <style:paragraph-properties style:writing-mode="lr-tb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3.592cm" fo:min-width="1.696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404cm" fo:min-width="0.776cm" fo:padding-top="0.137cm" fo:padding-bottom="0.137cm" fo:padding-left="0.262cm" fo:padding-right="0.262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1.133cm" fo:min-width="1.296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6cm" fo:min-width="1.478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none" draw:fill-color="#eeeeee" draw:textarea-horizontal-align="justify" draw:textarea-vertical-align="middle" draw:auto-grow-height="false" fo:min-height="4.772cm" fo:min-width="9.239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1.66cm"/>
      <style:paragraph-properties style:writing-mode="lr-tb"/>
    </style:style>
    <style:style style:name="gr22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586cm" fo:min-width="1.56cm" fo:padding-top="0.137cm" fo:padding-bottom="0.137cm" fo:padding-left="0.262cm" fo:padding-right="0.262cm"/>
      <style:paragraph-properties style:writing-mode="lr-tb"/>
    </style:style>
    <style:style style:name="gr2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642cm" fo:min-width="1.56cm" fo:padding-top="0.137cm" fo:padding-bottom="0.137cm" fo:padding-left="0.262cm" fo:padding-right="0.262cm"/>
      <style:paragraph-properties style:writing-mode="lr-tb"/>
    </style:style>
    <style:style style:name="gr24" style:family="graphic" style:parent-style-name="objectwithoutfill">
      <style:graphic-properties svg:stroke-width="0.025cm" svg:stroke-color="#000000" draw:marker-start="" draw:marker-start-width="0.229cm" draw:marker-end="" draw:marker-end-width="0.229cm" draw:fill="solid" draw:textarea-vertical-align="middle" fo:padding-top="0.137cm" fo:padding-bottom="0.137cm" fo:padding-left="0.262cm" fo:padding-right="0.262cm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1.749cm" fo:min-width="1.448cm" fo:padding-top="0.15cm" fo:padding-bottom="0.15cm" fo:padding-left="0.275cm" fo:padding-right="0.275cm"/>
      <style:paragraph-properties style:writing-mode="lr-tb"/>
    </style:style>
    <style:style style:name="gr26" style:family="graphic" style:parent-style-name="objectwithoutfill">
      <style:graphic-properties draw:stroke="dash" draw:stroke-dash="Long_20_Dash" svg:stroke-width="0.025cm" svg:stroke-color="#000000" draw:marker-start="" draw:marker-start-width="0.229cm" draw:marker-end="" draw:marker-end-width="0.229cm" draw:fill="solid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draw:stroke="none" draw:fill="none" fo:min-height="0.395cm"/>
      <style:paragraph-properties style:writing-mode="lr-tb"/>
    </style:style>
    <style:style style:name="gr2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28cm" fo:min-width="1.564cm" fo:padding-top="0.137cm" fo:padding-bottom="0.137cm" fo:padding-left="0.262cm" fo:padding-right="0.262cm"/>
      <style:paragraph-properties style:writing-mode="lr-tb"/>
    </style:style>
    <style:style style:name="gr29" style:family="graphic" style:parent-style-name="objectwithoutfill">
      <style:graphic-properties draw:stroke="solid" draw:stroke-dash="Long_20_Dash" svg:stroke-width="0.025cm" svg:stroke-color="#000000" draw:marker-start="" draw:marker-start-width="0.229cm" draw:marker-end="" draw:marker-end-width="0.229cm" draw:fill="solid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1.565cm" fo:min-width="1.359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stroke="none" draw:fill="none" fo:min-height="0.789cm"/>
      <style:paragraph-properties style:writing-mode="lr-tb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loext:graphic-properties draw:fill="solid" draw:fill-color="#eeeeee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margin-left="0cm" fo:margin-right="0cm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eeeee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Sans" fo:font-size="10pt" fo:font-weight="normal" style:letter-kerning="true" style:font-name-asian="Noto Sans CJK SC" style:font-size-asian="10pt" style:font-weight-asian="normal" style:font-name-complex="Lohit Devanagari" style:font-size-complex="10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ans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948cm" svg:height="0.502cm" svg:x="2.432cm" svg:y="12.122cm">
          <text:p text:style-name="P1"><text:span text:style-name="T1">file.p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76cm" svg:height="1.324cm" svg:x="5.282cm" svg:y="11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462cm" svg:y1="12.348cm" svg:x2="5.254cm" svg:y2="12.348cm">
          <text:p/>
        </draw:line>
        <draw:frame draw:style-name="gr4" draw:text-style-name="P5" draw:layer="layout" svg:width="2.026cm" svg:height="1.433cm" svg:x="5.246cm" svg:y="12.013cm">
          <draw:text-box>
            <text:p><text:span text:style-name="T2">pilcom</text:span></text:p>
          </draw:text-box>
        </draw:frame>
        <draw:custom-shape draw:style-name="gr5" draw:text-style-name="P7" draw:layer="layout" svg:width="1.27cm" svg:height="1.016cm" svg:x="7.62cm" svg:y="11.838cm">
          <text:p text:style-name="P6"><text:span text:style-name="T3">PIL</text:span></text:p>
          <text:p text:style-name="P6"><text:span text:style-name="T3">.js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942cm" svg:y1="12.348cm" svg:x2="7.536cm" svg:y2="12.348cm">
          <text:p/>
        </draw:line>
        <draw:custom-shape draw:style-name="gr6" draw:text-style-name="P3" draw:layer="layout" svg:width="2.046cm" svg:height="1.908cm" svg:x="9.782cm" svg:y="2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588cm" svg:height="1.827cm" svg:x="9.44cm" svg:y="3.092cm">
          <draw:text-box>
            <text:p text:style-name="P8"><text:span text:style-name="T2">STARK</text:span></text:p>
            <text:p text:style-name="P8"><text:span text:style-name="T2">executor</text:span></text:p>
            <text:p text:style-name="P8"><text:span text:style-name="T2"/></text:p>
            <text:p text:style-name="P8"><text:span text:style-name="T1"/></text:p>
          </draw:text-box>
        </draw:frame>
        <draw:custom-shape draw:style-name="gr8" draw:text-style-name="P10" draw:layer="layout" svg:width="10.16cm" svg:height="5.21cm" svg:x="8.636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5.506cm" svg:height="1.673cm" svg:x="8.89cm" svg:y="1.121cm">
          <draw:text-box>
            <text:p><text:span text:style-name="T4">Prover (per proof)</text:span></text:p>
          </draw:text-box>
        </draw:frame>
        <draw:custom-shape draw:style-name="gr10" draw:text-style-name="P10" draw:layer="layout" svg:width="4.075cm" svg:height="4.402cm" svg:x="19.304cm" svg:y="7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2.475cm" svg:height="0.962cm" svg:x="20.486cm" svg:y="7.784cm">
          <draw:text-box>
            <text:p><text:span text:style-name="T4">Verifier</text:span></text:p>
          </draw:text-box>
        </draw:frame>
        <draw:custom-shape draw:style-name="gr12" draw:text-style-name="P3" draw:layer="layout" svg:width="2.183cm" svg:height="3.297cm" svg:x="20.828cm" svg:y="8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7.026cm" svg:y1="11.142cm" svg:x2="20.829cm" svg:y2="11.142cm">
          <text:p/>
        </draw:line>
        <draw:frame draw:style-name="gr7" draw:text-style-name="P9" draw:layer="layout" svg:width="2.731cm" svg:height="1.827cm" svg:x="20.579cm" svg:y="9.574cm">
          <draw:text-box>
            <text:p text:style-name="P8"><text:span text:style-name="T2">STARK</text:span></text:p>
            <text:p text:style-name="P8"><text:span text:style-name="T2">verifier</text:span></text:p>
            <text:p text:style-name="P8"><text:span text:style-name="T1"/></text:p>
          </draw:text-box>
        </draw:frame>
        <draw:line draw:style-name="gr3" draw:text-style-name="P4" draw:layer="layout" svg:x1="21.917cm" svg:y1="11.575cm" svg:x2="21.917cm" svg:y2="12.801cm">
          <text:p/>
        </draw:line>
        <draw:custom-shape draw:style-name="gr13" draw:text-style-name="P7" draw:layer="layout" svg:width="1.926cm" svg:height="0.91cm" svg:x="6.442cm" svg:y="2.886cm">
          <text:p text:style-name="P6"><text:span text:style-name="T3">input.js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382cm" svg:y1="3.302cm" svg:x2="9.654cm" svg:y2="3.32cm">
          <text:p/>
        </draw:line>
        <draw:custom-shape draw:style-name="gr14" draw:text-style-name="P7" draw:layer="layout" svg:width="2.852cm" svg:height="1.116cm" svg:x="10.032cm" svg:y="6.524cm">
          <text:p text:style-name="P6"><text:span text:style-name="T3">evals constant </text:span></text:p>
          <text:p text:style-name="P6"><text:span text:style-name="T3">polynomial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852cm" svg:height="1.318cm" svg:x="12.587cm" svg:y="2.263cm">
          <text:p text:style-name="P6"><text:span text:style-name="T3"><text:s/></text:span><text:span text:style-name="T3">evals committed </text:span></text:p>
          <text:p text:style-name="P6"><text:span text:style-name="T3">polynomial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954cm" svg:y1="2.92cm" svg:x2="12.548cm" svg:y2="2.92cm">
          <text:p/>
        </draw:line>
        <draw:custom-shape draw:style-name="gr16" draw:text-style-name="P3" draw:layer="layout" svg:width="2.246cm" svg:height="3.892cm" svg:x="16.146cm" svg:y="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588cm" svg:height="1.827cm" svg:x="15.939cm" svg:y="3.292cm">
          <draw:text-box>
            <text:p text:style-name="P8"><text:span text:style-name="T2">STARK</text:span></text:p>
            <text:p text:style-name="P8"><text:span text:style-name="T2">prover</text:span></text:p>
            <text:p text:style-name="P8"><text:span text:style-name="T2"/></text:p>
            <text:p text:style-name="P8"><text:span text:style-name="T1"/></text:p>
          </draw:text-box>
        </draw:frame>
        <draw:line draw:style-name="gr3" draw:text-style-name="P4" draw:layer="layout" svg:x1="15.512cm" svg:y1="5.396cm" svg:x2="16.106cm" svg:y2="5.396cm">
          <text:p/>
        </draw:line>
        <draw:line draw:style-name="gr3" draw:text-style-name="P4" draw:layer="layout" svg:x1="15.448cm" svg:y1="2.92cm" svg:x2="16.042cm" svg:y2="2.92cm">
          <text:p/>
        </draw:line>
        <draw:line draw:style-name="gr3" draw:text-style-name="P4" draw:layer="layout" svg:x1="18.411cm" svg:y1="3.142cm" svg:x2="20.867cm" svg:y2="3.113cm">
          <text:p/>
        </draw:line>
        <draw:custom-shape draw:style-name="gr17" draw:text-style-name="P7" draw:layer="layout" svg:width="1.3cm" svg:height="0.678cm" svg:x="20.858cm" svg:y="2.794cm">
          <text:p text:style-name="P6"><text:span text:style-name="T3">proof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3cm" svg:height="0.678cm" svg:x="19.394cm" svg:y="3.81cm">
          <text:p text:style-name="P6"><text:span text:style-name="T3">public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36cm" svg:y1="4.176cm" svg:x2="19.364cm" svg:y2="4.176cm">
          <text:p/>
        </draw:line>
        <draw:custom-shape draw:style-name="gr18" draw:text-style-name="P3" draw:layer="layout" svg:width="1.846cm" svg:height="1.433cm" svg:x="9.981cm" svg:y="10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588cm" svg:height="1.827cm" svg:x="9.645cm" svg:y="10.815cm">
          <draw:text-box>
            <text:p text:style-name="P8"><text:span text:style-name="T2">build</text:span></text:p>
            <text:p text:style-name="P8"><text:span text:style-name="T2">STARK</text:span></text:p>
            <text:p text:style-name="P8"><text:span text:style-name="T2">info</text:span></text:p>
            <text:p text:style-name="P8"><text:span text:style-name="T1"/></text:p>
          </draw:text-box>
        </draw:frame>
        <draw:custom-shape draw:style-name="gr19" draw:text-style-name="P7" draw:layer="layout" svg:width="2.002cm" svg:height="0.54cm" svg:x="2.286cm" svg:y="10.76cm">
          <text:p text:style-name="P6"><text:span text:style-name="T3">starkstruc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288cm" svg:y1="11.038cm" svg:x2="9.96cm" svg:y2="11.038cm">
          <text:p/>
        </draw:line>
        <draw:custom-shape draw:style-name="gr20" draw:text-style-name="P10" draw:layer="layout" svg:width="9.789cm" svg:height="5.072cm" svg:x="4.689cm" svg:y="8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2.16cm" svg:height="1.001cm" svg:x="4.952cm" svg:y="8.512cm">
          <draw:text-box>
            <text:p><text:span text:style-name="T4">Setup</text:span></text:p>
          </draw:text-box>
        </draw:frame>
        <draw:custom-shape draw:style-name="gr22" draw:text-style-name="P7" draw:layer="layout" svg:width="2.084cm" svg:height="0.86cm" svg:x="14.942cm" svg:y="8.436cm">
          <text:p text:style-name="P6"><text:span text:style-name="T3">constTre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015cm" svg:y1="8.876cm" svg:x2="14.947cm" svg:y2="8.876cm">
          <text:p/>
        </draw:line>
        <draw:custom-shape draw:style-name="gr23" draw:text-style-name="P7" draw:layer="layout" svg:width="2.084cm" svg:height="0.916cm" svg:x="14.942cm" svg:y="10.776cm">
          <text:p text:style-name="P6"><text:span text:style-name="T3">starkInfo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084cm" svg:height="0.86cm" svg:x="14.942cm" svg:y="9.494cm">
          <text:p text:style-name="P6"><text:span text:style-name="T3">constRoot</text:span>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7.864cm" svg:y1="10.894cm" svg:x2="17.026cm" svg:y2="10.894cm">
          <text:p/>
        </draw:line>
        <draw:line draw:style-name="gr24" draw:text-style-name="P4" draw:layer="layout" svg:x1="17.846cm" svg:y1="9.545cm" svg:x2="17.846cm" svg:y2="6.589cm">
          <text:p/>
        </draw:line>
        <draw:line draw:style-name="gr24" draw:text-style-name="P4" draw:layer="layout" svg:x1="15.524cm" svg:y1="6.601cm" svg:x2="17.842cm" svg:y2="6.601cm">
          <text:p/>
        </draw:line>
        <draw:line draw:style-name="gr24" draw:text-style-name="P4" draw:layer="layout" svg:x1="15.523cm" svg:y1="6.618cm" svg:x2="15.523cm" svg:y2="5.394cm">
          <text:p/>
        </draw:line>
        <draw:line draw:style-name="gr24" draw:text-style-name="P4" draw:layer="layout" svg:x1="15.134cm" svg:y1="8.457cm" svg:x2="15.123cm" svg:y2="4.58cm">
          <text:p/>
        </draw:line>
        <draw:line draw:style-name="gr3" draw:text-style-name="P4" draw:layer="layout" svg:x1="13.716cm" svg:y1="3.92cm" svg:x2="16.042cm" svg:y2="3.92cm">
          <text:p/>
        </draw:line>
        <draw:line draw:style-name="gr3" draw:text-style-name="P4" draw:layer="layout" svg:x1="17.016cm" svg:y1="9.921cm" svg:x2="20.828cm" svg:y2="9.901cm">
          <text:p/>
        </draw:line>
        <draw:line draw:style-name="gr24" draw:text-style-name="P4" draw:layer="layout" svg:x1="19.812cm" svg:y1="9.544cm" svg:x2="19.812cm" svg:y2="4.47cm">
          <text:p/>
        </draw:line>
        <draw:line draw:style-name="gr24" draw:text-style-name="P4" draw:layer="layout" svg:x1="21.512cm" svg:y1="6.604cm" svg:x2="21.512cm" svg:y2="3.47cm">
          <text:p/>
        </draw:line>
        <draw:line draw:style-name="gr3" draw:text-style-name="P4" draw:layer="layout" svg:x1="15.123cm" svg:y1="4.584cm" svg:x2="16.03cm" svg:y2="4.584cm">
          <text:p/>
        </draw:line>
        <draw:line draw:style-name="gr24" draw:text-style-name="P4" draw:layer="layout" svg:x1="12.91cm" svg:y1="7.104cm" svg:x2="13.676cm" svg:y2="7.104cm">
          <text:p/>
        </draw:line>
        <draw:line draw:style-name="gr24" draw:text-style-name="P4" draw:layer="layout" svg:x1="13.689cm" svg:y1="7.104cm" svg:x2="13.689cm" svg:y2="3.92cm">
          <text:p/>
        </draw:line>
        <draw:line draw:style-name="gr3" draw:text-style-name="P4" draw:layer="layout" svg:x1="19.812cm" svg:y1="9.544cm" svg:x2="20.782cm" svg:y2="9.544cm">
          <text:p/>
        </draw:line>
        <draw:line draw:style-name="gr3" draw:text-style-name="P4" draw:layer="layout" svg:x1="20.141cm" svg:y1="9.006cm" svg:x2="20.819cm" svg:y2="9.006cm">
          <text:p/>
        </draw:line>
        <draw:line draw:style-name="gr24" draw:text-style-name="P4" draw:layer="layout" svg:x1="20.142cm" svg:y1="6.59cm" svg:x2="21.542cm" svg:y2="6.603cm">
          <text:p/>
        </draw:line>
        <draw:line draw:style-name="gr24" draw:text-style-name="P4" draw:layer="layout" svg:x1="20.141cm" svg:y1="9.006cm" svg:x2="20.142cm" svg:y2="6.59cm">
          <text:p/>
        </draw:line>
        <draw:line draw:style-name="gr3" draw:text-style-name="P4" draw:layer="layout" svg:x1="11.849cm" svg:y1="11.262cm" svg:x2="14.942cm" svg:y2="11.259cm">
          <text:p/>
        </draw:line>
        <draw:line draw:style-name="gr3" draw:text-style-name="P4" draw:layer="layout" svg:x1="14.016cm" svg:y1="9.908cm" svg:x2="14.936cm" svg:y2="9.92cm">
          <text:p/>
        </draw:line>
        <draw:line draw:style-name="gr3" draw:text-style-name="P4" draw:layer="layout" svg:x1="7.874cm" svg:y1="4.064cm" svg:x2="9.624cm" svg:y2="4.084cm">
          <text:p/>
        </draw:line>
        <draw:line draw:style-name="gr24" draw:text-style-name="P4" draw:layer="layout" svg:x1="7.87cm" svg:y1="9.398cm" svg:x2="7.87cm" svg:y2="4.064cm">
          <text:p/>
        </draw:line>
        <draw:custom-shape draw:style-name="gr25" draw:text-style-name="P3" draw:layer="layout" svg:width="1.998cm" svg:height="2.049cm" svg:x="12.228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2.588cm" svg:height="1.433cm" svg:x="11.916cm" svg:y="9.013cm">
          <draw:text-box>
            <text:p text:style-name="P8"><text:span text:style-name="T2">build constant</text:span></text:p>
            <text:p text:style-name="P8"><text:span text:style-name="T2">tree</text:span></text:p>
          </draw:text-box>
        </draw:frame>
        <draw:line draw:style-name="gr3" draw:text-style-name="P4" draw:layer="layout" svg:x1="10.899cm" svg:y1="9.308cm" svg:x2="10.899cm" svg:y2="7.704cm">
          <text:p/>
        </draw:line>
        <draw:line draw:style-name="gr24" draw:text-style-name="P4" draw:layer="layout" svg:x1="17.846cm" svg:y1="10.894cm" svg:x2="17.846cm" svg:y2="10.193cm">
          <text:p/>
        </draw:line>
        <draw:line draw:style-name="gr26" draw:text-style-name="P4" draw:layer="layout" svg:x1="17.846cm" svg:y1="10.121cm" svg:x2="17.846cm" svg:y2="9.364cm">
          <text:p/>
        </draw:line>
        <draw:frame draw:style-name="gr27" draw:text-style-name="P12" draw:layer="layout" svg:width="2.755cm" svg:height="0.645cm" svg:x="20.613cm" svg:y="12.739cm">
          <draw:text-box>
            <text:p><text:span text:style-name="T5">accept/reject</text:span></text:p>
          </draw:text-box>
        </draw:frame>
        <draw:custom-shape draw:style-name="gr28" draw:text-style-name="P2" draw:layer="layout" svg:width="2.088cm" svg:height="0.502cm" svg:x="2.286cm" svg:y="9.338cm">
          <text:p text:style-name="P1"><text:span text:style-name="T1">rom.jso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456cm" svg:y1="9.6cm" svg:x2="9.96cm" svg:y2="9.6cm">
          <text:p/>
        </draw:line>
        <draw:line draw:style-name="gr26" draw:text-style-name="P4" draw:layer="layout" svg:x1="7.866cm" svg:y1="9.924cm" svg:x2="7.866cm" svg:y2="9.5cm">
          <text:p/>
        </draw:line>
        <draw:line draw:style-name="gr29" draw:text-style-name="P4" draw:layer="layout" svg:x1="7.866cm" svg:y1="10.769cm" svg:x2="7.866cm" svg:y2="9.931cm">
          <text:p/>
        </draw:line>
        <draw:custom-shape draw:style-name="gr30" draw:text-style-name="P3" draw:layer="layout" svg:width="1.909cm" svg:height="1.865cm" svg:x="10.017cm" svg:y="8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2.26cm" svg:height="1.039cm" svg:x="9.866cm" svg:y="9.013cm">
          <draw:text-box>
            <text:p text:style-name="P8"><text:span text:style-name="T2">build constants</text:span></text:p>
          </draw:text-box>
        </draw:frame>
        <draw:line draw:style-name="gr29" draw:text-style-name="P4" draw:layer="layout" svg:x1="7.863cm" svg:y1="11.779cm" svg:x2="7.863cm" svg:y2="11.22cm">
          <text:p/>
        </draw:line>
        <draw:line draw:style-name="gr3" draw:text-style-name="P4" draw:layer="layout" svg:x1="7.85cm" svg:y1="11.513cm" svg:x2="9.946cm" svg:y2="11.513cm">
          <text:p/>
        </draw:line>
        <draw:line draw:style-name="gr26" draw:text-style-name="P4" draw:layer="layout" svg:x1="7.866cm" svg:y1="11.252cm" svg:x2="7.866cm" svg:y2="10.828cm">
          <text:p/>
        </draw:line>
        <draw:line draw:style-name="gr3" draw:text-style-name="P4" draw:layer="layout" svg:x1="7.854cm" svg:y1="9.913cm" svg:x2="9.95cm" svg:y2="9.913cm">
          <text:p/>
        </draw:line>
        <draw:line draw:style-name="gr29" draw:text-style-name="P4" draw:layer="layout" svg:x1="8.341cm" svg:y1="11.026cm" svg:x2="8.34cm" svg:y2="10.226cm">
          <text:p/>
        </draw:line>
        <draw:line draw:style-name="gr3" draw:text-style-name="P4" draw:layer="layout" svg:x1="8.327cm" svg:y1="10.217cm" svg:x2="9.944cm" svg:y2="10.223cm">
          <text:p/>
        </draw:line>
        <draw:line draw:style-name="gr3" draw:text-style-name="P4" draw:layer="layout" svg:x1="12.499cm" svg:y1="7.64cm" svg:x2="12.499cm" svg:y2="8.611cm">
          <text:p/>
        </draw:line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20:24:35.204467282</meta:creation-date>
    <dc:date>2023-01-20T18:20:42.883154887</dc:date>
    <meta:editing-duration>PT3H11M19S</meta:editing-duration>
    <meta:editing-cycles>32</meta:editing-cycles>
    <meta:generator>LibreOffice/7.3.7.2$Linux_X86_64 LibreOffice_project/30$Build-2</meta:generator>
    <meta:document-statistic meta:object-count="101"/>
  </office:meta>
</office:document-meta>
</file>